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9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5.2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" style:family="table-cell" style:parent-style-name="Default">
      <style:text-properties style:font-name="Calibri Light1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Year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yea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1556952" calcext:value-type="float">
            <text:p>3155695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Meter?</text:p>
          </table:table-cell>
          <table:table-cell table:style-name="ce29" office:value-type="float" office:value="149597870691" calcext:value-type="float">
            <text:p>14959787069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4 ] = [ K3 ] * [ K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91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rad/s2 ] = [ rad/s ] / [ 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alternative definition [ N*m2/kg2 ] = [ N ] / [ kg2/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/>
          <table:table-cell table:style-name="ce89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GHT AND VISION <text:s/>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7" office:value-type="string" calcext:value-type="string">
            <text:p>//TReciprocalMeter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main definition [ 1/m ] = [ 1 ] / [ m ]</text:p>
          </table:table-cell>
          <table:table-cell table:style-name="ce15" office:value-type="string" calcext:value-type="string">
            <text:p>reciprocal meter</text:p>
          </table:table-cell>
          <table:table-cell table:style-name="ce15" office:value-type="string" calcext:value-type="string">
            <text:p>1/m</text:p>
          </table:table-cell>
          <table:table-cell table:style-name="ce18"/>
          <table:table-cell table:style-name="ce15"/>
          <table:table-cell table:style-name="ce37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RELATIVITY <text:s/>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SquareSecond?</text:p>
          </table:table-cell>
          <table:table-cell table:style-name="ce15" office:value-type="string" calcext:value-type="string">
            <text:p>TSquareMeter?</text:p>
          </table:table-cell>
          <table:table-cell table:style-name="ce18" office:value-type="string" calcext:value-type="string">
            <text:p>main definition [ s2/m2 ] = [ 1 ] / [ m2/s2 ]</text:p>
          </table:table-cell>
          <table:table-cell table:style-name="ce15" office:value-type="string" calcext:value-type="string">
            <text:p>square second per square meter</text:p>
          </table:table-cell>
          <table:table-cell table:style-name="ce15" office:value-type="string" calcext:value-type="string">
            <text:p>s2/m2</text:p>
          </table:table-cell>
          <table:table-cell table:style-name="ce18"/>
          <table:table-cell table:style-name="ce15"/>
          <table:table-cell table:style-name="ce37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Farad?PerMeter</text:p>
          </table:table-cell>
          <table:table-cell table:style-name="ce15" office:value-type="string" calcext:value-type="string">
            <text:p>THenry?PerMeter</text:p>
          </table:table-cell>
          <table:table-cell table:style-name="ce18" office:value-type="string" calcext:value-type="string">
            <text:p>alternative definition [ s2/m2 ] = [ F/m ] * [ H/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37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 table:number-rows-repeated="2">
          <table:table-cell table:number-columns-repeated="11"/>
          <table:table-cell table:style-name="ce97" table:number-columns-repeated="1637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97" table:number-columns-repeated="16373"/>
        </table:table-row>
        <table:table-row table:style-name="ro2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2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9:33:21.17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19:34:10.747000000</dc:date>
    <meta:editing-duration>P3DT6H34M42S</meta:editing-duration>
    <meta:editing-cycles>245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61" meta:object-count="0"/>
  </office:meta>
</office:document-meta>
</file>